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581e" officeooo:paragraph-rsid="0010581e"/>
    </style:style>
    <style:style style:name="P2" style:family="paragraph" style:parent-style-name="Standard">
      <style:text-properties officeooo:rsid="0010f1ff" officeooo:paragraph-rsid="0010f1ff"/>
    </style:style>
    <style:style style:name="P3" style:family="paragraph" style:parent-style-name="Standard">
      <style:text-properties officeooo:rsid="0012eca4" officeooo:paragraph-rsid="0012eca4"/>
    </style:style>
    <style:style style:name="P4" style:family="paragraph" style:parent-style-name="Standard">
      <style:text-properties officeooo:rsid="0013107f" officeooo:paragraph-rsid="00131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stbandicoot:</text:p>
      <text:p text:style-name="P1"/>
      <text:p text:style-name="P1">Kernel Startup is at 0x500/0xBFC00500</text:p>
      <text:p text:style-name="P3">Kernel code is at 0xBFC10000</text:p>
      <text:p text:style-name="P1"/>
      <text:p text:style-name="P1">For some reason, the kernel code doesn’t get copied to the ram, need to investigate</text:p>
      <text:p text:style-name="P1"/>
      <text:p text:style-name="P2">The bios gets copied to ram at 0xbfc00420.</text:p>
      <text:p text:style-name="P2"/>
      <text:p text:style-name="P2"/>
      <text:p text:style-name="P4">TODO:</text:p>
      <text:p text:style-name="P4">Breakpoint interface in the debugger for easier investigation of proble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2:05:14.880584443</meta:creation-date>
    <dc:date>2023-02-25T16:08:21.051183173</dc:date>
    <meta:editing-duration>PT4H3M4S</meta:editing-duration>
    <meta:editing-cycles>4</meta:editing-cycles>
    <meta:generator>LibreOffice/7.5.0.3$Linux_X86_64 LibreOffice_project/50$Build-3</meta:generator>
    <meta:document-statistic meta:table-count="0" meta:image-count="0" meta:object-count="0" meta:page-count="1" meta:paragraph-count="7" meta:word-count="45" meta:character-count="282" meta:non-whitespace-character-count="244"/>
  </office:meta>
</office:document-meta>
</file>